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cfba" officeooo:paragraph-rsid="0011cfb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b5b9" officeooo:paragraph-rsid="0013b5b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cfba" officeooo:paragraph-rsid="0011cfb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1cfba" officeooo:paragraph-rsid="0013b5b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1cfba" officeooo:paragraph-rsid="002230cc" style:font-weight-asian="normal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13b5b9" officeooo:paragraph-rsid="0013b5b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style:text-underline-style="none" fo:font-weight="normal" officeooo:rsid="00151f8d" officeooo:paragraph-rsid="00151f8d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style:text-underline-style="none" fo:font-weight="normal" officeooo:rsid="00151f8d" officeooo:paragraph-rsid="0016ed74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3b5b9" officeooo:paragraph-rsid="0013b5b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b9f2b" officeooo:paragraph-rsid="002b9f2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d977f" officeooo:paragraph-rsid="002d977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13b5b9" officeooo:paragraph-rsid="0013b5b9" style:font-style-asian="normal" style:font-weight-asian="bold" style:font-style-complex="normal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51f8d"/>
    </style:style>
    <style:style style:name="T3" style:family="text">
      <style:text-properties style:text-position="sub 58%" officeooo:rsid="0027a306"/>
    </style:style>
    <style:style style:name="T4" style:family="text">
      <style:text-properties style:text-position="sub 58%" officeooo:rsid="0029157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58284"/>
    </style:style>
    <style:style style:name="T7" style:family="text">
      <style:text-properties style:text-position="0% 100%" officeooo:rsid="0020de75"/>
    </style:style>
    <style:style style:name="T8" style:family="text">
      <style:text-properties style:text-position="0% 100%" officeooo:rsid="0027a306"/>
    </style:style>
    <style:style style:name="T9" style:family="text">
      <style:text-properties style:text-position="0% 100%" officeooo:rsid="00284225"/>
    </style:style>
    <style:style style:name="T10" style:family="text">
      <style:text-properties style:text-position="0% 100%" officeooo:rsid="00291579"/>
    </style:style>
    <style:style style:name="T11" style:family="text">
      <style:text-properties style:text-position="0% 100%" officeooo:rsid="00304ef1"/>
    </style:style>
    <style:style style:name="T12" style:family="text">
      <style:text-properties officeooo:rsid="00151f8d"/>
    </style:style>
    <style:style style:name="T13" style:family="text">
      <style:text-properties officeooo:rsid="00158284"/>
    </style:style>
    <style:style style:name="T14" style:family="text">
      <style:text-properties officeooo:rsid="0016ed74"/>
    </style:style>
    <style:style style:name="T15" style:family="text">
      <style:text-properties officeooo:rsid="0018b2c8"/>
    </style:style>
    <style:style style:name="T16" style:family="text">
      <style:text-properties officeooo:rsid="001c2e80"/>
    </style:style>
    <style:style style:name="T17" style:family="text">
      <style:text-properties officeooo:rsid="001dfedf"/>
    </style:style>
    <style:style style:name="T18" style:family="text">
      <style:text-properties officeooo:rsid="001f78b9"/>
    </style:style>
    <style:style style:name="T19" style:family="text">
      <style:text-properties officeooo:rsid="0020de75"/>
    </style:style>
    <style:style style:name="T20" style:family="text">
      <style:text-properties officeooo:rsid="002416dd"/>
    </style:style>
    <style:style style:name="T21" style:family="text">
      <style:text-properties officeooo:rsid="0025e8c1"/>
    </style:style>
    <style:style style:name="T22" style:family="text">
      <style:text-properties officeooo:rsid="0027a306"/>
    </style:style>
    <style:style style:name="T23" style:family="text">
      <style:text-properties officeooo:rsid="00284225"/>
    </style:style>
    <style:style style:name="T24" style:family="text">
      <style:text-properties officeooo:rsid="00291579"/>
    </style:style>
    <style:style style:name="T25" style:family="text">
      <style:text-properties officeooo:rsid="002a8c04"/>
    </style:style>
    <style:style style:name="T26" style:family="text">
      <style:text-properties officeooo:rsid="002efa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hulst Process</text:p>
      <text:p text:style-name="P3"/>
      <text:p text:style-name="P6">Insert picture of all Xk (Not just large ones) between r = 0 and r = 2.57</text:p>
      <text:p text:style-name="P3"><text:line-break/>r values where period doubling occurs <text:span text:style-name="T12">(3 d.p) </text:span>– <text:span text:style-name="T17">2, 2.449, 2.544, 2.569</text:span></text:p>
      <text:p text:style-name="P3"/>
      <text:p text:style-name="P3">Relationship between these values – <text:span text:style-name="T12">Get closer and closer to 2.57, so eventually at 2.57 there will be infinitely many 'period doubles' that have occurred.</text:span></text:p>
      <text:p text:style-name="P3"/>
      <text:p text:style-name="P6">Insert picture of large x<text:span text:style-name="T2">k</text:span><text:span text:style-name="T5"> between <text:s/>r = </text:span><text:span text:style-name="T6">0</text:span><text:span text:style-name="T5"> and r = 3</text:span></text:p>
      <text:p text:style-name="P6"/>
      <text:p text:style-name="P9">What happens when r &gt; 2.57 – <text:span text:style-name="T21">Infinitely many period doubling points. Some order arises in this chaos though (e.g. 3 cycle at r = ...)</text:span></text:p>
      <text:p text:style-name="P9"/>
      <text:p text:style-name="P9">What happens if x<text:span text:style-name="T1">0</text:span> is varied – <text:span text:style-name="T20">Doesn't change the graph before r = 2.57. After r = 2.57, changing the initial x value keeps the general shape of the graph, but makes some of the points in the middle of the graph move around. For 1, graph is just a straight line. This is because... When initial x value is increased above 1, the graph begins to stop plotting points for as many r values. The domain begins to decrease.</text:span></text:p>
      <text:p text:style-name="P9"/>
      <text:p text:style-name="P7">Insert pictures for different x<text:span text:style-name="T1">0</text:span><text:span text:style-name="T5"> </text:span></text:p>
      <text:p text:style-name="P9"/>
      <text:p text:style-name="P9"/>
      <text:p text:style-name="P2">Logistic Map</text:p>
      <text:p text:style-name="P4"/>
      <text:p text:style-name="P6">Insert picture of all Xk (Not just large ones) between r = 0 and r = <text:span text:style-name="T19">3</text:span>.57</text:p>
      <text:p text:style-name="P4"><text:line-break/>r values where period doubling occurs <text:span text:style-name="T13">(3 d.p) –</text:span> <text:span text:style-name="T18">3, 3.449, 3.544, 3.569</text:span></text:p>
      <text:p text:style-name="P4"/>
      <text:p text:style-name="P5">Relationship between these values - <text:span text:style-name="T12">Get closer and closer to 3.57, so eventually at 3.57 there will be infinitely many 'period doubles' that have occurred. SEEMS TO BE VERHULST SHIFTED TO THE RIGHT BY 1.</text:span></text:p>
      <text:p text:style-name="P4"/>
      <text:p text:style-name="P6">Insert picture of large x<text:span text:style-name="T1">k</text:span><text:span text:style-name="T5"> between r = </text:span><text:span text:style-name="T6">0</text:span><text:span text:style-name="T5"> and r = </text:span><text:span text:style-name="T6">4</text:span></text:p>
      <text:p text:style-name="P6"/>
      <text:p text:style-name="P9">What happens when r &gt; <text:span text:style-name="T14">3</text:span>.57 - <text:s/><text:span text:style-name="T23">Same as Verhulst</text:span></text:p>
      <text:p text:style-name="P9"/>
      <text:p text:style-name="P9">What happens if x<text:span text:style-name="T1">0</text:span> is varied – <text:span text:style-name="T22">Same as Verhulst for x</text:span><text:span text:style-name="T3">0 </text:span><text:span text:style-name="T8">&lt;= 1</text:span><text:span text:style-name="T3"> </text:span><text:span text:style-name="T8">. After 1, every r value </text:span><text:span text:style-name="T11">&gt; 1</text:span><text:span text:style-name="T8"> has an infinite Xk value </text:span><text:span text:style-name="T9">for large Xk because (Divergent?) … </text:span><text:span text:style-name="T11">r &lt; 1 has Xk ~= 0</text:span></text:p>
      <text:p text:style-name="P9"/>
      <text:p text:style-name="P8">Insert pictures for different x<text:span text:style-name="T1">0</text:span><text:span text:style-name="T5"> </text:span></text:p>
      <text:p text:style-name="P9"/>
      <text:p text:style-name="P9"/>
      <text:p text:style-name="P2">Trigonometric Map</text:p>
      <text:p text:style-name="P4"/>
      <text:p text:style-name="P6">Insert picture of all Xk (Not just large ones) between r = 0 and r = 2.<text:span text:style-name="T19">72</text:span></text:p>
      <text:p text:style-name="P4"><text:line-break/>r values where period doubling occurs – <text:span text:style-name="T15">2.261, 2.6173, 2.6973, 2.7146</text:span></text:p>
      <text:p text:style-name="P4"/>
      <text:p text:style-name="P5"><text:soft-page-break/>Relationship between these values - <text:span text:style-name="T12">Get closer and closer to 2.72, so eventually at 2.72 there will be infinitely many 'period doubles' that have occurred.</text:span></text:p>
      <text:p text:style-name="P4"/>
      <text:p text:style-name="P6">Insert picture of large x<text:span text:style-name="T1">k</text:span><text:span text:style-name="T5"> between r = </text:span><text:span text:style-name="T7">0</text:span><text:span text:style-name="T5"> and r = </text:span><text:span text:style-name="T7">3</text:span></text:p>
      <text:p text:style-name="P6"/>
      <text:p text:style-name="P9">What happens when r &gt; 2.7<text:span text:style-name="T16">2</text:span> – <text:span text:style-name="T25">Same as verhulst, but for 2.72.</text:span></text:p>
      <text:p text:style-name="P9"/>
      <text:p text:style-name="P9">What happens if x<text:span text:style-name="T1">0</text:span> is varied – <text:span text:style-name="T24">For 0 &lt; x</text:span><text:span text:style-name="T4">0</text:span><text:span text:style-name="T10"> &lt; pi, the general graph shape doesn't change, and only a few points inside the graph move around. For x = 0 and x = pi, the graph is just a straight line, like the verhulst and logistic maps at x</text:span><text:span text:style-name="T4">0</text:span><text:span text:style-name="T10"> = 1. For pi &lt; x</text:span><text:span text:style-name="T4">0</text:span><text:span text:style-name="T10"> &lt; 2 * pi, the general graph shape stays the same as 0 &lt; x</text:span><text:span text:style-name="T4">0</text:span><text:span text:style-name="T10"> &lt; pi, but the whole graph is reflected in the x-axis. Then for x</text:span><text:span text:style-name="T4">0</text:span><text:span text:style-name="T10"> = 2 * pi, the graph is just a straight line. This pattern repeats itself, so at 0 and k * pi, the graph is just a straight line, for 2k * pi &lt; x</text:span><text:span text:style-name="T4">0</text:span><text:span text:style-name="T10"> &lt; (2k + 1) * pi, the graph is positive, and for (2k - 1) * pi &lt; x</text:span><text:span text:style-name="T4">0</text:span><text:span text:style-name="T10"> &lt; 2k * pi, the graph is negative. (To do with the sine obviously).</text:span></text:p>
      <text:p text:style-name="P9"/>
      <text:p text:style-name="P8">Insert pictures for different x<text:span text:style-name="T1">0</text:span></text:p>
      <text:p text:style-name="P9"/>
      <text:p text:style-name="P9"/>
      <text:p text:style-name="P12">Common features between all 3 maps (and why surprising)</text:p>
      <text:p text:style-name="P9"/>
      <text:p text:style-name="P11">All have a very similar shape graph. All undergo period doubling. <text:span text:style-name="T26">All descend into chaos after a certain r value. All have order in chaos (3-cycle appears in each map). Logistic and trigonometric maps stay at Xk = 0 for 0 &lt;= r &lt;= 1.</text:span></text:p>
      <text:p text:style-name="P12"/>
      <text:p text:style-name="P12">Differences</text:p>
      <text:p text:style-name="P9"/>
      <text:p text:style-name="P9"/>
      <text:p text:style-name="P9"/>
      <text:p text:style-name="P12">Show at least one graph has fractal properties</text:p>
      <text:p text:style-name="P12"/>
      <text:p text:style-name="P9"/>
      <text:p text:style-name="P9"/>
      <text:p text:style-name="P9"/>
      <text:p text:style-name="P9"/>
      <text:p text:style-name="P10">REMEMBER DEPENDENCE ON INITIAL CONDITIONS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3:03:42.953387930</meta:creation-date>
    <meta:editing-duration>PT1H14M10S</meta:editing-duration>
    <meta:editing-cycles>11</meta:editing-cycles>
    <meta:generator>LibreOffice/4.2.7.2$Linux_X86_64 LibreOffice_project/420m0$Build-2</meta:generator>
    <dc:date>2015-03-16T12:24:48.582798089</dc:date>
    <meta:document-statistic meta:table-count="0" meta:image-count="0" meta:object-count="0" meta:page-count="2" meta:paragraph-count="29" meta:word-count="617" meta:character-count="3112" meta:non-whitespace-character-count="2508"/>
  </office:meta>
</office:document-meta>
</file>